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1.839cm" svg:y="1.189cm">
            <draw:object draw:notify-on-update-of-ranges="Feuille1.A1:Feuille1.A1 Feuille1.A2:Feuille1.A38 Feuille1.B1:Feuille1.B1 Feuille1.B2:Feuille1.B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amplitude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SIN(PI()/180 *[.A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formula="of:=SIN(PI()/180 *[.A3])" office:value-type="float" office:value="0.17364817766693" calcext:value-type="float">
            <text:p>0.1736481776669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formula="of:=SIN(PI()/180 *[.A4])" office:value-type="float" office:value="0.342020143325669" calcext:value-type="float">
            <text:p>0.342020143325669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formula="of:=SIN(PI()/180 *[.A5])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formula="of:=SIN(PI()/180 *[.A6])" office:value-type="float" office:value="0.642787609686539" calcext:value-type="float">
            <text:p>0.642787609686539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formula="of:=SIN(PI()/180 *[.A7])" office:value-type="float" office:value="0.766044443118978" calcext:value-type="float">
            <text:p>0.766044443118978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formula="of:=SIN(PI()/180 *[.A8])" office:value-type="float" office:value="0.866025403784439" calcext:value-type="float">
            <text:p>0.866025403784439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formula="of:=SIN(PI()/180 *[.A9])" office:value-type="float" office:value="0.939692620785908" calcext:value-type="float">
            <text:p>0.939692620785908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formula="of:=SIN(PI()/180 *[.A10])" office:value-type="float" office:value="0.984807753012208" calcext:value-type="float">
            <text:p>0.984807753012208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formula="of:=SIN(PI()/180 *[.A11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formula="of:=SIN(PI()/180 *[.A12])" office:value-type="float" office:value="0.984807753012208" calcext:value-type="float">
            <text:p>0.984807753012208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formula="of:=SIN(PI()/180 *[.A13])" office:value-type="float" office:value="0.939692620785908" calcext:value-type="float">
            <text:p>0.939692620785908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formula="of:=SIN(PI()/180 *[.A14])" office:value-type="float" office:value="0.866025403784439" calcext:value-type="float">
            <text:p>0.866025403784439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formula="of:=SIN(PI()/180 *[.A15])" office:value-type="float" office:value="0.766044443118978" calcext:value-type="float">
            <text:p>0.766044443118978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formula="of:=SIN(PI()/180 *[.A16])" office:value-type="float" office:value="0.642787609686539" calcext:value-type="float">
            <text:p>0.64278760968653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formula="of:=SIN(PI()/180 *[.A17])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formula="of:=SIN(PI()/180 *[.A18])" office:value-type="float" office:value="0.342020143325669" calcext:value-type="float">
            <text:p>0.342020143325669</text:p>
          </table:table-cell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formula="of:=SIN(PI()/180 *[.A19])" office:value-type="float" office:value="0.17364817766693" calcext:value-type="float">
            <text:p>0.17364817766693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formula="of:=SIN(PI()/180 *[.A21])" office:value-type="float" office:value="-0.17364817766693" calcext:value-type="float">
            <text:p>-0.17364817766693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formula="of:=SIN(PI()/180 *[.A22])" office:value-type="float" office:value="-0.342020143325669" calcext:value-type="float">
            <text:p>-0.342020143325669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formula="of:=SIN(PI()/180 *[.A23])" office:value-type="float" office:value="-0.5" calcext:value-type="float">
            <text:p>-0.5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formula="of:=SIN(PI()/180 *[.A24])" office:value-type="float" office:value="-0.642787609686539" calcext:value-type="float">
            <text:p>-0.642787609686539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formula="of:=SIN(PI()/180 *[.A25])" office:value-type="float" office:value="-0.766044443118978" calcext:value-type="float">
            <text:p>-0.766044443118978</text:p>
          </table:table-cell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formula="of:=SIN(PI()/180 *[.A26])" office:value-type="float" office:value="-0.866025403784438" calcext:value-type="float">
            <text:p>-0.866025403784438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formula="of:=SIN(PI()/180 *[.A27])" office:value-type="float" office:value="-0.939692620785908" calcext:value-type="float">
            <text:p>-0.939692620785908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formula="of:=SIN(PI()/180 *[.A28])" office:value-type="float" office:value="-0.984807753012208" calcext:value-type="float">
            <text:p>-0.984807753012208</text:p>
          </table:table-cell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formula="of:=SIN(PI()/180 *[.A29])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formula="of:=SIN(PI()/180 *[.A30])" office:value-type="float" office:value="-0.984807753012208" calcext:value-type="float">
            <text:p>-0.984807753012208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formula="of:=SIN(PI()/180 *[.A31])" office:value-type="float" office:value="-0.939692620785908" calcext:value-type="float">
            <text:p>-0.939692620785908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formula="of:=SIN(PI()/180 *[.A32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formula="of:=SIN(PI()/180 *[.A33])" office:value-type="float" office:value="-0.766044443118978" calcext:value-type="float">
            <text:p>-0.766044443118978</text:p>
          </table:table-cell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formula="of:=SIN(PI()/180 *[.A34])" office:value-type="float" office:value="-0.64278760968654" calcext:value-type="float">
            <text:p>-0.64278760968654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formula="of:=SIN(PI()/180 *[.A35])" office:value-type="float" office:value="-0.5" calcext:value-type="float">
            <text:p>-0.5</text:p>
          </table:table-cell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formula="of:=SIN(PI()/180 *[.A36])" office:value-type="float" office:value="-0.342020143325669" calcext:value-type="float">
            <text:p>-0.342020143325669</text:p>
          </table:table-cell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formula="of:=SIN(PI()/180 *[.A37])" office:value-type="float" office:value="-0.17364817766693" calcext:value-type="float">
            <text:p>-0.17364817766693</text:p>
          </table:table-cell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6">
          <table:table-cell table:style-name="ce1"/>
          <table:table-cell/>
        </table:table-row>
        <table:table-row table:style-name="ro1" table:number-rows-repeated="1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SFr.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text>SFr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09P0" style:volatile="true">
      <number:text>SFr. </number:text>
      <number:number number:decimal-places="2" number:min-decimal-places="2" number:min-integer-digits="1" number:grouping="true"/>
    </number:number-style>
    <number:number-style style:name="N109">
      <number:text>SFr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text>SFr. </number:text>
      <number:number number:decimal-places="0" number:min-decimal-places="0" number:min-integer-digits="1" number:grouping="true"/>
    </number:number-style>
    <number:number-style style:name="N107">
      <number:text>SFr. -</number:text>
      <number:number number:decimal-places="0" number:min-decimal-places="0" number:min-integer-digits="1" number:grouping="true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09-22T16:35:21.333177022</meta:creation-date>
    <dc:date>2022-09-26T18:24:48.019137215</dc:date>
    <dc:creator>Vincent Keller</dc:creator>
    <meta:editing-duration>P3DT21H25M37S</meta:editing-duration>
    <meta:editing-cycles>2</meta:editing-cycles>
    <meta:generator>LibreOffice/7.3.5.2$Linux_X86_64 LibreOffice_project/184fe81b8c8c30d8b5082578aee2fed2ea847c01</meta:generator>
    <meta:document-statistic meta:table-count="1" meta:cell-count="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Feuille1.A1:Feuille1.B38" chart:data-source-has-labels="row" svg:x="0.32cm" svg:y="0.18cm" svg:width="12.534cm" svg:height="8.64cm">
          <chart:coordinate-region svg:x="1.153cm" svg:y="0.379cm" svg:width="11.42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38" chart:label-cell-address="Feuille1.B1:Feuille1.B1" chart:class="chart:scatter">
            <chart:domain table:cell-range-address="Feuille1.A2:Feuille1.A38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amplitude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38</svg:desc>
                </draw:g>
              </table:table-cell>
              <table:table-cell office:value-type="float" office:value="0">
                <text:p>0</text:p>
                <draw:g>
                  <svg:desc>Feuille1.B2:Feuille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184fe81b8c8c30d8b5082578aee2fed2ea847c0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